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style:font-name="Times New Roman" officeooo:rsid="001e2743" officeooo:paragraph-rsid="00033718"/>
    </style:style>
    <style:style style:name="P2" style:family="paragraph" style:parent-style-name="Text_20_body" style:list-style-name="L1">
      <style:text-properties style:font-name="Times New Roman" officeooo:rsid="000bd730" officeooo:paragraph-rsid="000bd730"/>
    </style:style>
    <style:style style:name="P3" style:family="paragraph" style:parent-style-name="Text_20_body" style:list-style-name="L1">
      <style:text-properties style:font-name="Times New Roman" officeooo:rsid="000c9469" officeooo:paragraph-rsid="000c9469"/>
    </style:style>
    <style:style style:name="P4" style:family="paragraph" style:parent-style-name="Text_20_body" style:list-style-name="L1">
      <style:text-properties style:font-name="Times New Roman" officeooo:rsid="000caf24" officeooo:paragraph-rsid="000caf24"/>
    </style:style>
    <style:style style:name="P5" style:family="paragraph" style:parent-style-name="Text_20_body" style:list-style-name="L1">
      <style:text-properties style:font-name="Times New Roman" officeooo:rsid="000f1742" officeooo:paragraph-rsid="000f1742"/>
    </style:style>
    <style:style style:name="P6" style:family="paragraph" style:parent-style-name="Text_20_body" style:list-style-name="L1">
      <style:text-properties style:font-name="Times New Roman" officeooo:rsid="000fbdf5" officeooo:paragraph-rsid="000fbdf5"/>
    </style:style>
    <style:style style:name="P7" style:family="paragraph" style:parent-style-name="Text_20_body" style:list-style-name="L1">
      <style:text-properties style:font-name="Times New Roman" officeooo:rsid="0010be94" officeooo:paragraph-rsid="0010be94"/>
    </style:style>
    <style:style style:name="P8" style:family="paragraph" style:parent-style-name="Text_20_body" style:list-style-name="L1">
      <style:text-properties style:font-name="Times New Roman" officeooo:rsid="0010dc54" officeooo:paragraph-rsid="0010dc54"/>
    </style:style>
    <style:style style:name="T1" style:family="text">
      <style:text-properties officeooo:rsid="00217f2f"/>
    </style:style>
    <style:style style:name="T2" style:family="text">
      <style:text-properties officeooo:rsid="000b46c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<text:span text:style-name="T2">19</text:span><text:span text:style-name="T1">: </text:span><text:span text:style-name="T2">International Trade</text:span></text:p>
      <text:list xml:id="list48627882" text:style-name="L1">
        <text:list-item>
          <text:p text:style-name="P2">Absolute Advantage: the advantage of simply being able to make more</text:p>
        </text:list-item>
        <text:list-item>
          <text:p text:style-name="P2">Comparative Advantage: the advantage of having a lower opportunity cost</text:p>
          <text:list>
            <text:list-item>
              <text:p text:style-name="P3">Opportunity Cost = Give Up / Get</text:p>
              <text:list>
                <text:list-item>
                  <text:p text:style-name="P4">Lower opportunity costs are better</text:p>
                </text:list-item>
              </text:list>
            </text:list-item>
          </text:list>
        </text:list-item>
        <text:list-item>
          <text:p text:style-name="P5">Protectionism</text:p>
          <text:list>
            <text:list-item>
              <text:p text:style-name="P5">Tariff: Tax on imported goods</text:p>
            </text:list-item>
            <text:list-item>
              <text:p text:style-name="P6">Import Quotas: Maximum amount that can be imported</text:p>
            </text:list-item>
            <text:list-item>
              <text:p text:style-name="P7">Non-tariff barriers: Other factors like Quality or Safety standards that can restrict imports</text:p>
            </text:list-item>
          </text:list>
        </text:list-item>
        <text:list-item>
          <text:p text:style-name="P8">Policies</text:p>
          <text:list>
            <text:list-item>
              <text:p text:style-name="P8">Infant Industry</text:p>
              <text:list>
                <text:list-item>
                  <text:p text:style-name="P8">The attempt to tariff to allow a domestic industry to develop to the point of competing at the world level</text:p>
                </text:list-item>
              </text:list>
            </text:list-item>
            <text:list-item>
              <text:p text:style-name="P8">Anti-Dumping</text:p>
              <text:list>
                <text:list-item>
                  <text:p text:style-name="P8">The use of tariffs to prevent industries from setting prices far below the price of production to drive other businesses out of businesses</text:p>
                </text:list-item>
              </text:list>
            </text:list-item>
            <text:list-item>
              <text:p text:style-name="P8">Environmental Protection</text:p>
              <text:list>
                <text:list-item>
                  <text:p text:style-name="P8">The use of protectionist policies for ensuring industries work towards better environmental practices</text:p>
                </text:list-item>
              </text:list>
            </text:list-item>
            <text:list-item>
              <text:p text:style-name="P8">Unsafe Consumer Products</text:p>
              <text:list>
                <text:list-item>
                  <text:p text:style-name="P8">The use of protectionist policies for ensuring the safety of goods</text:p>
                </text:list-item>
              </text:list>
            </text:list-item>
            <text:list-item>
              <text:p text:style-name="P8">National Interest Argument</text:p>
              <text:list>
                <text:list-item>
                  <text:p text:style-name="P8">The use of protectionist policies for the sake of national interest. (Trying to produce steel or oil so that a country doesn’t have to be dependent on other countries in the case of war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6:13:19.186154445</meta:creation-date>
    <dc:date>2022-04-21T16:53:51.367914654</dc:date>
    <meta:editing-duration>P1DT43M32S</meta:editing-duration>
    <meta:editing-cycles>7</meta:editing-cycles>
    <meta:generator>LibreOffice/7.2.6.2$Linux_X86_64 LibreOffice_project/20$Build-2</meta:generator>
    <meta:document-statistic meta:table-count="0" meta:image-count="0" meta:object-count="0" meta:page-count="1" meta:paragraph-count="20" meta:word-count="196" meta:character-count="1145" meta:non-whitespace-character-count="988"/>
  </office:meta>
</office:document-meta>
</file>